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b292" officeooo:paragraph-rsid="0010b292"/>
    </style:style>
    <style:style style:name="P2" style:family="paragraph" style:parent-style-name="Standard">
      <style:text-properties officeooo:rsid="00126a8a" officeooo:paragraph-rsid="00126a8a"/>
    </style:style>
    <style:style style:name="P3" style:family="paragraph" style:parent-style-name="Standard">
      <style:text-properties fo:font-size="15pt" officeooo:rsid="00126a8a" officeooo:paragraph-rsid="00126a8a" style:font-size-asian="15pt" style:font-size-complex="15pt"/>
    </style:style>
    <style:style style:name="P4" style:family="paragraph" style:parent-style-name="Standard">
      <style:text-properties fo:font-size="15pt" officeooo:rsid="0010b292" officeooo:paragraph-rsid="0010b292" style:font-size-asian="15pt" style:font-size-complex="15pt"/>
    </style:style>
    <style:style style:name="T1" style:family="text">
      <style:text-properties officeooo:rsid="00126a8a"/>
    </style:style>
    <style:style style:name="T2" style:family="text">
      <style:text-properties officeooo:rsid="001460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Deliverables &amp; Requirements</text:p>
      <text:p text:style-name="P1"/>
      <text:p text:style-name="P1">Here we have a couple of basic requirements to outline standards for our project. Design a smart outlet that enables the user to toggle power in an outlet, and design a web UI that allows for wireless control of an outlet. The first one defines a function we want our product <text:span text:style-name="T2">to </text:span>have. The second expands on the first by defining a platform which the function can be <text:span text:style-name="T2">controlled</text:span>.</text:p>
      <text:p text:style-name="P1"/>
      <text:p text:style-name="P1">Here we have a chart, showing off several design stages. Design a web UI to toggle outlet power, this stage needs to be first so we are able to test the following stages. Monitor power consumption and access data over time, this will also help with the debugging process so that we are able to <text:span text:style-name="T1">view any potential bugs in real time. Configure a microcontroller to control power consumption, this will be one of the first larger steps that is projected to have the most obstacles, but is an essential function of the device. Finally we will enable the scheduling feature. This should be relatively straightforward, but can certainly cause problems. It will be valuable to have the data history feature enabled from step 2.</text:span></text:p>
      <text:p text:style-name="P1"/>
      <text:p text:style-name="P3">Stakeholders</text:p>
      <text:p text:style-name="P1"/>
      <text:p text:style-name="P2">Here we have all kinds of stakeholders with their own reasons for using our device. Residents and Handicapped are commonly seen using the device for ease of access and saving power. Commercial businesses commonly use the device for scheduling and saving power. Utility companies may use the device for the data tracking feature. Electricians may be found using it for debugging or saving power. The device is a jack of all trad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2:04:22.588485648</meta:creation-date>
    <dc:date>2024-10-22T14:30:50.961087943</dc:date>
    <meta:editing-duration>PT8M39S</meta:editing-duration>
    <meta:editing-cycles>2</meta:editing-cycles>
    <meta:generator>LibreOffice/7.3.7.2$Linux_X86_64 LibreOffice_project/30$Build-2</meta:generator>
    <meta:document-statistic meta:table-count="0" meta:image-count="0" meta:object-count="0" meta:page-count="1" meta:paragraph-count="5" meta:word-count="271" meta:character-count="1574" meta:non-whitespace-character-count="1308"/>
  </office:meta>
</office:document-meta>
</file>